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</text:span><text:span text:style-name="T9"> зав. № <text:s/>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Проверка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15"/>
      <text:p text:style-name="P6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Гр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7">0,7</text:span> Гр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Гр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Гр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7 мкГр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Гр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Гр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мГр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мГр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7">0,7</text:span> Гр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Гр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">40</text:span> Гр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Гр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Гр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7 мкГр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Гр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Гр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мГр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мГр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7">0,7</text:span> Гр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Гр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">40</text:span> Гр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Гр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Гр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7 мкГр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Гр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Гр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мГр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мГр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7">0,7</text:span> Гр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Гр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">40</text:span> Гр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Гр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Гр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7 мкГр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Гр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Гр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мГр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мГр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7">0,7</text:span> Гр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Гр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">40</text:span> Гр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Гр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Гр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7 мкГр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0 мкГр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0.7 мГр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,0 мГр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0 мГр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7">0,7</text:span> Гр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7 Гр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">40</text:span> Гр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Гр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Гр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7 мкГр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Гр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Гр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мГр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мГр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7">0,7</text:span> Гр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Гр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">40</text:span> Гр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Гр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Гр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7 мкГр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Гр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Гр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мГр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мГр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7">0,7</text:span> Гр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Гр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">40</text:span> Гр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Гр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Гр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7 мкГр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Гр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Гр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мГр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мГр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7">0,7</text:span> Гр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Гр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">40</text:span> Гр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Гр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Гр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7 мкГр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Гр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Гр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мГр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мГр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7">0,7</text:span> Гр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Гр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">40</text:span> Гр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1:12:18.55</dc:date>
    <meta:editing-duration>P3DT1H18M10S</meta:editing-duration>
    <meta:editing-cycles>307</meta:editing-cycles>
    <meta:generator>OpenOffice/4.1.6$Win32 OpenOffice.org_project/416m1$Build-9790</meta:generator>
    <meta:document-statistic meta:table-count="11" meta:image-count="0" meta:object-count="0" meta:page-count="6" meta:paragraph-count="1106" meta:word-count="1684" meta:character-count="9982"/>
  </office:meta>
</office:document-meta>
</file>